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100000A2E000008555F084088.svm" manifest:media-type=""/>
  <manifest:file-entry manifest:full-path="Pictures/20000002000001040000009FDA484B01.eps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TexMathsArgs="14§latex§\begin{table}&#10;\begin{tabular}{cc|c}&#10;C&amp;T&amp;Q_{n+1}\\&#10;\hline&#10;0&amp;x&amp;Q_n \\&#10;1&amp;x&amp;Q_n \\&#10;\uparrow &amp; 0 &amp; Q_n \\&#10;\uparrow &amp; 1 &amp; \overline{Q}_n&#10;\end{tabular}&#10;\end{tabl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7.475cm" svg:height="4.558cm" svg:x="0.625cm" svg:y="0.257cm">
          <draw:image xlink:href="Pictures/20000002000001040000009FDA484B01.eps" xlink:type="simple" xlink:show="embed" xlink:actuate="onLoad">
            <text:p/>
          </draw:image>
        </draw:frame>
        <draw:frame draw:style-name="gr2" draw:text-style-name="P1" draw:layer="layout" svg:width="1.846cm" svg:height="1.666cm" svg:x="1.368cm" svg:y="2.982cm">
          <draw:image xlink:href="Pictures/2000000100000A2E000008555F084088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5.0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khalid khan</meta:initial-creator>
    <meta:creation-date>2011-02-25T16:05:46</meta:creation-date>
    <dc:date>2013-01-15T18:36:00</dc:date>
    <dc:creator>kkk </dc:creator>
    <meta:editing-duration>PT12H49M4S</meta:editing-duration>
    <meta:editing-cycles>56</meta:editing-cycles>
    <meta:generator>LibreOffice/3.3$Linux LibreOffice_project/330m19$Build-401</meta:generator>
    <meta:document-statistic meta:object-count="2"/>
  </office:meta>
</office:document-meta>
</file>